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.129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3cm" svg:stroke-color="#000000" draw:marker-start-width="0.34cm" draw:marker-end-width="0.34cm" svg:stroke-linecap="round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0.04cm" svg:height="0.059cm" draw:transform="skewX (-0.785398163397448) rotate (1.5707963267949) translate (0.0992736555799574cm 0.239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332063796501532cm)" svg:viewBox="0 0 41 60" svg:d="M41 0c-39 22-67 37-4 60">
          <text:p/>
        </draw:path>
        <draw:path draw:style-name="gr2" draw:text-style-name="P1" draw:layer="layout" svg:width="0.04cm" svg:height="0.059cm" draw:transform="skewX (-0.785398163397448) rotate (1.5707963267949) translate (0.101273655579957cm 0.437063796501533cm)" svg:viewBox="0 0 41 60" svg:d="M41 0c-39 22-67 37-4 60">
          <text:p/>
        </draw:path>
        <draw:line draw:style-name="gr3" draw:text-style-name="P1" draw:layer="layout" svg:x1="0.091cm" svg:y1="0.1cm" svg:x2="0.401cm" svg:y2="0.101cm">
          <text:p/>
        </draw:line>
        <draw:line draw:style-name="gr3" draw:text-style-name="P1" draw:layer="layout" svg:x1="0.203cm" svg:y1="0.181cm" svg:x2="0.398cm" svg:y2="0.182cm">
          <text:p/>
        </draw:line>
        <draw:line draw:style-name="gr3" draw:text-style-name="P1" draw:layer="layout" svg:x1="0.204cm" svg:y1="0.288cm" svg:x2="0.399cm" svg:y2="0.289cm">
          <text:p/>
        </draw:line>
        <draw:line draw:style-name="gr3" draw:text-style-name="P1" draw:layer="layout" svg:x1="0.205cm" svg:y1="0.397cm" svg:x2="0.4cm" svg:y2="0.39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6-14T12:06:26.095571594</dc:date>
    <dc:creator>Engelbert Niehaus</dc:creator>
    <meta:editing-duration>PT17M57S</meta:editing-duration>
    <meta:editing-cycles>7</meta:editing-cycles>
    <meta:generator>LibreOffice/7.0.4.2$Linux_X86_64 LibreOffice_project/00$Build-2</meta:generator>
    <meta:document-statistic meta:object-count="8"/>
  </office:meta>
</office:document-meta>
</file>